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3f5bc" officeooo:paragraph-rsid="0013f5bc" style:font-size-asian="13.1000003814697pt" style:font-size-complex="15pt"/>
    </style:style>
    <style:style style:name="P2" style:family="paragraph" style:parent-style-name="Standard">
      <style:text-properties fo:font-size="15pt" officeooo:rsid="0013f5bc" officeooo:paragraph-rsid="00192819" style:font-size-asian="13.1000003814697pt" style:font-size-complex="15pt"/>
    </style:style>
    <style:style style:name="P3" style:family="paragraph" style:parent-style-name="Standard">
      <style:text-properties fo:font-size="15pt" officeooo:rsid="0014ca34" officeooo:paragraph-rsid="0014ca34" style:font-size-asian="13.1000003814697pt" style:font-size-complex="15pt"/>
    </style:style>
    <style:style style:name="P4" style:family="paragraph" style:parent-style-name="Standard">
      <style:text-properties fo:font-size="15pt" officeooo:rsid="0016ac79" officeooo:paragraph-rsid="0016ac79" style:font-size-asian="13.1000003814697pt" style:font-size-complex="15pt"/>
    </style:style>
    <style:style style:name="P5" style:family="paragraph" style:parent-style-name="Standard">
      <style:text-properties fo:font-size="15pt" officeooo:rsid="00192819" officeooo:paragraph-rsid="00192819" style:font-size-asian="13.1000003814697pt" style:font-size-complex="15pt"/>
    </style:style>
    <style:style style:name="T1" style:family="text">
      <style:text-properties officeooo:rsid="0014ca34"/>
    </style:style>
    <style:style style:name="T2" style:family="text">
      <style:text-properties officeooo:rsid="0016ac79"/>
    </style:style>
    <style:style style:name="T3" style:family="text">
      <style:text-properties officeooo:rsid="001953a0"/>
    </style:style>
    <style:style style:name="T4" style:family="text">
      <style:text-properties officeooo:rsid="001b32db"/>
    </style:style>
    <style:style style:name="T5" style:family="text">
      <style:text-properties officeooo:rsid="001b7b30"/>
    </style:style>
    <style:style style:name="T6" style:family="text">
      <style:text-properties officeooo:rsid="001be63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5">localizacao ( pk_localizacao, designacao, fk_localizacao )</text:p>
      <text:p text:style-name="P1"/>
      <text:p text:style-name="P1">area_negocio ( pk_area_negocio, <text:span text:style-name="T2">designacao, </text:span>)</text:p>
      <text:p text:style-name="P1"/>
      <text:p text:style-name="P2">distribuidor ( pk_distribuidor, <text:span text:style-name="T3">fk_localizacao</text:span>, email, telefone, fax, <text:span text:style-name="T5">fk_pessoa</text:span>)</text:p>
      <text:p text:style-name="P1"/>
      <text:p text:style-name="P1">contrato ( pk_contrato, estado_<text:span text:style-name="T2">contrato</text:span>, <text:span text:style-name="T1">fk_area_negocio, fk_distribuidor , </text:span><text:span text:style-name="T4">data_criacao, data_cancelamento</text:span>)</text:p>
      <text:p text:style-name="P1"/>
      <text:p text:style-name="P1">pessoa ( pk_pessoa, fk_cargo )</text:p>
      <text:p text:style-name="P1"/>
      <text:p text:style-name="P1">cargo ( pk_cargo, titulo )</text:p>
      <text:p text:style-name="P1"/>
      <text:p text:style-name="P3">produto ( pk_produto, preço, <text:span text:style-name="T2">nome,</text:span> fk_area_negocio )<text:tab/></text:p>
      <text:p text:style-name="P3"/>
      <text:p text:style-name="P4">encomenda ( fk_produto, fk_distribuidor, data_<text:span text:style-name="T6">hora</text:span> 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7T19:16:03.447927113</meta:creation-date>
    <meta:editing-duration>PT53M40S</meta:editing-duration>
    <meta:editing-cycles>2</meta:editing-cycles>
    <meta:generator>LibreOffice/6.4.7.2$Linux_X86_64 LibreOffice_project/40$Build-2</meta:generator>
    <dc:date>2022-07-17T20:19:47.274444643</dc:date>
    <meta:document-statistic meta:table-count="0" meta:image-count="0" meta:object-count="0" meta:page-count="1" meta:paragraph-count="8" meta:word-count="51" meta:character-count="452" meta:non-whitespace-character-count="408"/>
  </office:meta>
</office:document-meta>
</file>